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2" style:master-page-name="MP0" style:family="paragraph">
      <style:paragraph-properties fo:break-before="page"/>
      <style:text-properties style:font-name="Calibri" style:font-name-complex="Calibri" fo:font-weight="normal" style:font-weight-asian="normal" style:font-weight-complex="normal" fo:font-size="10pt" style:font-size-asian="10pt" style:font-size-complex="10pt"/>
    </style:style>
    <style:style style:name="P2" style:parent-style-name="Textbody" style:family="paragraph">
      <style:paragraph-properties fo:margin-bottom="0in" fo:line-height="137%"/>
      <style:text-properties style:font-name="Calibri" style:font-name-complex="Calibri" fo:color="#FF0000" fo:font-size="10pt" style:font-size-asian="10pt" style:font-size-complex="10pt" fo:background-color="#F8F9FA"/>
    </style:style>
    <style:style style:name="P3" style:parent-style-name="Textbody" style:family="paragraph">
      <style:paragraph-properties fo:margin-bottom="0in" fo:line-height="137%"/>
      <style:text-properties style:font-name="Calibri" style:font-name-complex="Calibri" fo:color="#FF0000" fo:font-size="10pt" style:font-size-asian="10pt" style:font-size-complex="10pt" fo:background-color="#F8F9FA"/>
    </style:style>
    <style:style style:name="P4" style:parent-style-name="Textbody" style:family="paragraph">
      <style:paragraph-properties fo:margin-bottom="0in" fo:line-height="137%"/>
      <style:text-properties style:font-name="Calibri" style:font-name-complex="Calibri" fo:color="#2A6099" fo:font-size="10pt" style:font-size-asian="10pt" style:font-size-complex="10pt" fo:background-color="#F8F9FA"/>
    </style:style>
    <style:style style:name="P5" style:parent-style-name="Textbody" style:family="paragraph">
      <style:paragraph-properties fo:margin-bottom="0in" fo:line-height="137%"/>
      <style:text-properties style:font-name="Calibri" style:font-name-complex="Calibri" fo:color="#FF9900" fo:font-size="10pt" style:font-size-asian="10pt" style:font-size-complex="10pt" fo:background-color="#F8F9FA"/>
    </style:style>
    <style:style style:name="P6" style:parent-style-name="Titre2" style:family="paragraph">
      <style:text-properties style:font-name="Calibri" style:font-name-complex="Calibri" fo:font-weight="normal" style:font-weight-asian="normal" style:font-weight-complex="normal" fo:font-size="10pt" style:font-size-asian="10pt" style:font-size-complex="10pt"/>
    </style:style>
    <style:style style:name="P7" style:parent-style-name="Textbody" style:family="paragraph">
      <style:paragraph-properties fo:margin-bottom="0in" fo:line-height="137%"/>
      <style:text-properties style:font-name="Calibri" style:font-name-complex="Calibri" fo:color="#FF0000" fo:font-size="10pt" style:font-size-asian="10pt" style:font-size-complex="10pt"/>
    </style:style>
    <style:style style:name="P8" style:parent-style-name="Textbody" style:family="paragraph">
      <style:paragraph-properties fo:margin-bottom="0in" fo:line-height="137%"/>
      <style:text-properties style:font-name="Calibri" style:font-name-complex="Calibri" fo:color="#2A6099" fo:font-size="10pt" style:font-size-asian="10pt" style:font-size-complex="10pt"/>
    </style:style>
    <style:style style:name="P9" style:parent-style-name="Textbody" style:family="paragraph">
      <style:paragraph-properties fo:margin-bottom="0in" fo:line-height="137%"/>
      <style:text-properties style:font-name="Calibri" style:font-name-complex="Calibri" fo:color="#FF9900" fo:font-size="10pt" style:font-size-asian="10pt" style:font-size-complex="10pt"/>
    </style:style>
    <style:style style:name="P10" style:parent-style-name="Titre2" style:family="paragraph">
      <style:text-properties style:font-name="Calibri" style:font-name-complex="Calibri" fo:font-weight="normal" style:font-weight-asian="normal" style:font-weight-complex="normal" fo:font-size="10pt" style:font-size-asian="10pt" style:font-size-complex="10pt"/>
    </style:style>
    <style:style style:name="P11" style:parent-style-name="Textbody" style:family="paragraph">
      <style:paragraph-properties fo:margin-bottom="0in" fo:line-height="137%"/>
      <style:text-properties style:font-name="Calibri" style:font-name-complex="Calibri" fo:color="#FF0000" fo:font-size="10pt" style:font-size-asian="10pt" style:font-size-complex="10pt"/>
    </style:style>
    <style:style style:name="P12" style:parent-style-name="Textbody" style:family="paragraph">
      <style:paragraph-properties fo:margin-bottom="0in" fo:line-height="137%"/>
      <style:text-properties style:font-name="Calibri" style:font-name-complex="Calibri" fo:color="#2A6099" fo:font-size="10pt" style:font-size-asian="10pt" style:font-size-complex="10pt"/>
    </style:style>
    <style:style style:name="P13" style:parent-style-name="Textbody" style:family="paragraph">
      <style:paragraph-properties fo:margin-bottom="0in" fo:line-height="137%"/>
      <style:text-properties style:font-name="Calibri" style:font-name-complex="Calibri" fo:color="#FF9900" fo:font-size="10pt" style:font-size-asian="10pt" style:font-size-complex="10pt"/>
    </style:style>
    <style:style style:name="P14" style:parent-style-name="Titre2" style:family="paragraph">
      <style:text-properties style:font-name="Calibri" style:font-name-complex="Calibri" fo:font-weight="normal" style:font-weight-asian="normal" style:font-weight-complex="normal" fo:font-size="10pt" style:font-size-asian="10pt" style:font-size-complex="10pt"/>
    </style:style>
    <style:style style:name="P15" style:parent-style-name="Standard" style:family="paragraph">
      <style:paragraph-properties fo:line-height="137%"/>
      <style:text-properties style:font-name="Calibri" style:font-name-complex="Calibri" fo:color="#FF0000" fo:font-size="10pt" style:font-size-asian="10pt" style:font-size-complex="10pt"/>
    </style:style>
    <style:style style:name="P16" style:parent-style-name="Standard" style:family="paragraph">
      <style:paragraph-properties fo:line-height="137%"/>
      <style:text-properties style:font-name="Calibri" style:font-name-complex="Calibri" fo:color="#2A6099" fo:font-size="10pt" style:font-size-asian="10pt" style:font-size-complex="10pt"/>
    </style:style>
    <style:style style:name="P17" style:parent-style-name="Standard" style:family="paragraph">
      <style:paragraph-properties fo:line-height="137%"/>
      <style:text-properties style:font-name="Calibri" style:font-name-complex="Calibri" fo:color="#FF9900" fo:font-size="10pt" style:font-size-asian="10pt" style:font-size-complex="10pt"/>
    </style:style>
    <style:style style:name="P18" style:parent-style-name="Standard" style:family="paragraph">
      <style:paragraph-properties fo:line-height="137%"/>
      <style:text-properties style:font-name="Calibri" style:font-name-complex="Calibri" fo:color="#FF9900" fo:font-size="10pt" style:font-size-asian="10pt" style:font-size-complex="10pt"/>
    </style:style>
    <style:style style:name="P19" style:parent-style-name="Standard" style:family="paragraph">
      <style:paragraph-properties fo:line-height="137%"/>
      <style:text-properties style:font-name="Calibri" style:font-name-complex="Calibri" fo:color="#FF9900" fo:font-size="10pt" style:font-size-asian="10pt" style:font-size-complex="10pt"/>
    </style:style>
    <style:style style:name="P20" style:parent-style-name="Standard" style:family="paragraph">
      <style:paragraph-properties fo:line-height="137%"/>
      <style:text-properties style:font-name="Calibri" style:font-name-complex="Calibri" fo:color="#FF9900" fo:font-size="10pt" style:font-size-asian="10pt" style:font-size-complex="10pt"/>
    </style:style>
    <style:style style:name="P21" style:parent-style-name="Standard" style:family="paragraph">
      <style:paragraph-properties fo:line-height="137%"/>
      <style:text-properties style:font-name="Calibri" style:font-name-complex="Calibri" fo:color="#FF9900" fo:font-size="10pt" style:font-size-asian="10pt" style:font-size-complex="10pt"/>
    </style:style>
    <style:style style:name="P22" style:parent-style-name="Standard" style:family="paragraph">
      <style:paragraph-properties fo:line-height="137%"/>
      <style:text-properties style:font-name="Calibri" style:font-name-complex="Calibri" fo:color="#FF9900" fo:font-size="10pt" style:font-size-asian="10pt" style:font-size-complex="10pt"/>
    </style:style>
    <style:style style:name="P23" style:parent-style-name="Titre2" style:family="paragraph">
      <style:text-properties style:font-name="Calibri" style:font-name-complex="Calibri" fo:font-weight="normal" style:font-weight-asian="normal" style:font-weight-complex="normal" fo:font-size="10pt" style:font-size-asian="10pt" style:font-size-complex="10pt"/>
    </style:style>
    <style:style style:name="P24" style:parent-style-name="Titre2" style:family="paragraph">
      <style:text-properties style:font-name="Calibri" style:font-name-complex="Calibri" fo:font-weight="normal" style:font-weight-asian="normal" style:font-weight-complex="normal" fo:font-size="10pt" style:font-size-asian="10pt" style:font-size-complex="10pt"/>
    </style:style>
    <style:style style:name="P25" style:parent-style-name="Titre2" style:family="paragraph">
      <style:text-properties style:font-name="Calibri" style:font-name-complex="Calibri" fo:font-weight="normal" style:font-weight-asian="normal" style:font-weight-complex="normal" fo:font-size="10pt" style:font-size-asian="10pt" style:font-size-complex="10pt"/>
    </style:style>
    <style:style style:name="P26" style:parent-style-name="Textbody" style:family="paragraph">
      <style:text-properties style:font-name="Calibri" style:font-name-complex="Calibri" fo:font-size="10pt" style:font-size-asian="10pt" style:font-size-complex="10pt"/>
    </style:style>
    <style:style style:name="P27" style:parent-style-name="Titre1" style:family="paragraph">
      <style:text-properties style:font-name="Calibri" style:font-name-complex="Calibri" fo:font-weight="normal" style:font-weight-asian="normal" style:font-weight-complex="normal" fo:color="#FF0000" fo:font-size="10pt" style:font-size-asian="10pt" style:font-size-complex="10pt"/>
    </style:style>
    <style:style style:name="P28" style:parent-style-name="Textbody" style:family="paragraph">
      <style:paragraph-properties fo:line-height="100%"/>
    </style:style>
    <style:style style:name="T29" style:parent-style-name="Policepardéfaut" style:family="text">
      <style:text-properties style:font-name="Calibri" style:font-name-complex="Calibri" fo:color="#FF0000" fo:font-size="10pt" style:font-size-asian="10pt" style:font-size-complex="10pt"/>
    </style:style>
    <style:style style:name="T30" style:parent-style-name="Policepardéfaut" style:family="text">
      <style:text-properties style:font-name="Calibri" style:font-name-complex="Calibri" fo:color="#FF0000" fo:font-size="10pt" style:font-size-asian="10pt" style:font-size-complex="10pt" fo:background-color="#F8F9FA"/>
    </style:style>
    <style:style style:name="P31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32" style:parent-style-name="Sous-titre" style:family="paragraph">
      <style:paragraph-properties fo:text-align="start"/>
      <style:text-properties style:font-name="Calibri" style:font-name-complex="Calibri" fo:color="#FF0000" fo:font-size="10pt" style:font-size-asian="10pt" style:font-size-complex="10pt"/>
    </style:style>
    <style:style style:name="P33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34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35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36" style:parent-style-name="Textbody" style:family="paragraph">
      <style:paragraph-properties fo:line-height="100%"/>
    </style:style>
    <style:style style:name="T37" style:parent-style-name="Policepardéfaut" style:family="text">
      <style:text-properties style:font-name="Calibri" style:font-name-complex="Calibri" fo:color="#FF0000" fo:font-size="10pt" style:font-size-asian="10pt" style:font-size-complex="10pt"/>
    </style:style>
    <style:style style:name="T38" style:parent-style-name="Policepardéfaut" style:family="text">
      <style:text-properties style:font-name="Calibri" style:font-name-complex="Calibri" fo:color="#FF0000" fo:font-size="10pt" style:font-size-asian="10pt" style:font-size-complex="10pt" fo:background-color="#F8F9FA"/>
    </style:style>
    <style:style style:name="T39" style:parent-style-name="Policepardéfaut" style:family="text">
      <style:text-properties style:font-name="Calibri" style:font-name-complex="Calibri" fo:color="#FF0000" fo:font-size="10pt" style:font-size-asian="10pt" style:font-size-complex="10pt"/>
    </style:style>
    <style:style style:name="P40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41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42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43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44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45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46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47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48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49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50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51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52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53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54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55" style:parent-style-name="Textbody" style:family="paragraph">
      <style:paragraph-properties fo:line-height="100%"/>
      <style:text-properties style:font-name="Calibri" style:font-name-complex="Calibri" fo:color="#FF0000" fo:font-size="10pt" style:font-size-asian="10pt" style:font-size-complex="10pt"/>
    </style:style>
    <style:style style:name="P56" style:parent-style-name="Titre1" style:family="paragraph">
      <style:text-properties style:font-name="Calibri" style:font-name-complex="Calibri" fo:font-weight="normal" style:font-weight-asian="normal" style:font-weight-complex="normal" fo:color="#2A6099" fo:font-size="10pt" style:font-size-asian="10pt" style:font-size-complex="10pt"/>
    </style:style>
    <style:style style:name="P57" style:parent-style-name="Textbody" style:family="paragraph">
      <style:paragraph-properties fo:line-height="100%"/>
    </style:style>
    <style:style style:name="T58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T59" style:parent-style-name="Policepardéfaut" style:family="text">
      <style:text-properties style:font-name="Calibri" style:font-name-complex="Calibri" fo:color="#2A6099" fo:font-size="10pt" style:font-size-asian="10pt" style:font-size-complex="10pt" fo:background-color="#F8F9FA"/>
    </style:style>
    <style:style style:name="T60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P61" style:parent-style-name="Sous-titre" style:family="paragraph">
      <style:paragraph-properties fo:text-align="start"/>
      <style:text-properties style:font-name="Calibri" style:font-name-complex="Calibri" fo:color="#2A6099" fo:font-size="10pt" style:font-size-asian="10pt" style:font-size-complex="10pt"/>
    </style:style>
    <style:style style:name="P62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63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64" style:parent-style-name="Textbody" style:family="paragraph">
      <style:paragraph-properties fo:line-height="100%"/>
    </style:style>
    <style:style style:name="T65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T66" style:parent-style-name="Policepardéfaut" style:family="text">
      <style:text-properties style:font-name="Calibri" style:font-name-complex="Calibri" fo:color="#44546A" fo:font-size="10pt" style:font-size-asian="10pt" style:font-size-complex="10pt"/>
    </style:style>
    <style:style style:name="T67" style:parent-style-name="Policepardéfaut" style:family="text">
      <style:text-properties style:font-name="Calibri" style:font-name-complex="Calibri" fo:color="#44546A" fo:font-size="10pt" style:font-size-asian="10pt" style:font-size-complex="10pt"/>
    </style:style>
    <style:style style:name="T68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P69" style:parent-style-name="Textbody" style:family="paragraph">
      <style:paragraph-properties fo:line-height="100%"/>
    </style:style>
    <style:style style:name="T70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T71" style:parent-style-name="Policepardéfaut" style:family="text">
      <style:text-properties style:font-name="Calibri" style:font-name-complex="Calibri" fo:color="#2A6099" fo:font-size="10pt" style:font-size-asian="10pt" style:font-size-complex="10pt" fo:background-color="#F8F9FA"/>
    </style:style>
    <style:style style:name="T72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P73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74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75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76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77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78" style:parent-style-name="Textbody" style:family="paragraph">
      <style:paragraph-properties fo:line-height="100%"/>
    </style:style>
    <style:style style:name="T79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T80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T81" style:parent-style-name="Policepardéfaut" style:family="text">
      <style:text-properties style:font-name="Calibri" style:font-name-complex="Calibri" fo:color="#FF0000" fo:font-size="10pt" style:font-size-asian="10pt" style:font-size-complex="10pt"/>
    </style:style>
    <style:style style:name="T82" style:parent-style-name="Policepardéfaut" style:family="text">
      <style:text-properties style:font-name="Calibri" style:font-name-complex="Calibri" fo:color="#44546A" fo:font-size="10pt" style:font-size-asian="10pt" style:font-size-complex="10pt"/>
    </style:style>
    <style:style style:name="T83" style:parent-style-name="Policepardéfaut" style:family="text">
      <style:text-properties style:font-name="Calibri" style:font-name-complex="Calibri" fo:color="#44546A" fo:font-size="10pt" style:font-size-asian="10pt" style:font-size-complex="10pt"/>
    </style:style>
    <style:style style:name="P84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85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86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87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88" style:parent-style-name="Textbody" style:family="paragraph">
      <style:paragraph-properties fo:line-height="100%"/>
    </style:style>
    <style:style style:name="T89" style:parent-style-name="Policepardéfaut" style:family="text">
      <style:text-properties style:font-name="Calibri" style:font-name-complex="Calibri" fo:color="#2A6099" fo:font-size="10pt" style:font-size-asian="10pt" style:font-size-complex="10pt" fo:background-color="#FFFF00"/>
    </style:style>
    <style:style style:name="T90" style:parent-style-name="Policepardéfaut" style:family="text">
      <style:text-properties style:font-name="Calibri" style:font-name-complex="Calibri" fo:color="#2A6099" fo:font-size="10pt" style:font-size-asian="10pt" style:font-size-complex="10pt" fo:background-color="#FFFF00"/>
    </style:style>
    <style:style style:name="T91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P92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93" style:parent-style-name="Textbody" style:family="paragraph">
      <style:paragraph-properties fo:line-height="100%"/>
    </style:style>
    <style:style style:name="T94" style:parent-style-name="Policepardéfaut" style:family="text">
      <style:text-properties style:font-name="Calibri" style:font-name-complex="Calibri" fo:color="#2A6099" fo:font-size="10pt" style:font-size-asian="10pt" style:font-size-complex="10pt" fo:background-color="#FFFF00"/>
    </style:style>
    <style:style style:name="T95" style:parent-style-name="Policepardéfaut" style:family="text">
      <style:text-properties style:font-name="Calibri" style:font-name-complex="Calibri" fo:color="#2A6099" fo:font-size="10pt" style:font-size-asian="10pt" style:font-size-complex="10pt" fo:background-color="#FFFF00"/>
    </style:style>
    <style:style style:name="T96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P97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98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99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100" style:parent-style-name="Textbody" style:family="paragraph">
      <style:paragraph-properties fo:line-height="100%"/>
    </style:style>
    <style:style style:name="T101" style:parent-style-name="Policepardéfaut" style:family="text">
      <style:text-properties style:font-name="Calibri" style:font-name-complex="Calibri" fo:color="#2A6099" fo:font-size="10pt" style:font-size-asian="10pt" style:font-size-complex="10pt" fo:background-color="#FFFF00"/>
    </style:style>
    <style:style style:name="T102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P103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104" style:parent-style-name="Textbody" style:family="paragraph">
      <style:paragraph-properties fo:line-height="100%"/>
    </style:style>
    <style:style style:name="T105" style:parent-style-name="Policepardéfaut" style:family="text">
      <style:text-properties style:font-name="Calibri" style:font-name-complex="Calibri" fo:color="#2A6099" fo:font-size="10pt" style:font-size-asian="10pt" style:font-size-complex="10pt" fo:background-color="#FFFF00"/>
    </style:style>
    <style:style style:name="T106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P107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108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109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110" style:parent-style-name="Textbody" style:family="paragraph">
      <style:paragraph-properties fo:line-height="100%"/>
    </style:style>
    <style:style style:name="T111" style:parent-style-name="Policepardéfaut" style:family="text">
      <style:text-properties style:font-name="Calibri" style:font-name-complex="Calibri" fo:color="#2A6099" fo:font-size="10pt" style:font-size-asian="10pt" style:font-size-complex="10pt"/>
    </style:style>
    <style:style style:name="P112" style:parent-style-name="Textbody" style:family="paragraph">
      <style:paragraph-properties fo:line-height="100%"/>
      <style:text-properties style:font-name="Calibri" style:font-name-complex="Calibri" fo:color="#2A6099" fo:font-size="10pt" style:font-size-asian="10pt" style:font-size-complex="10pt"/>
    </style:style>
    <style:style style:name="P113" style:parent-style-name="Titre1" style:family="paragraph">
      <style:text-properties style:font-name="Calibri" style:font-name-complex="Calibri" fo:font-weight="normal" style:font-weight-asian="normal" style:font-weight-complex="normal" fo:color="#FF8000" fo:font-size="10pt" style:font-size-asian="10pt" style:font-size-complex="10pt"/>
    </style:style>
    <style:style style:name="P114" style:parent-style-name="Textbody" style:family="paragraph">
      <style:paragraph-properties fo:line-height="100%"/>
    </style:style>
    <style:style style:name="T115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T116" style:parent-style-name="Policepardéfaut" style:family="text">
      <style:text-properties style:font-name="Calibri" style:font-name-complex="Calibri" fo:color="#FF9900" fo:font-size="10pt" style:font-size-asian="10pt" style:font-size-complex="10pt" fo:background-color="#F8F9FA"/>
    </style:style>
    <style:style style:name="T117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P118" style:parent-style-name="Sous-titre" style:family="paragraph">
      <style:paragraph-properties fo:text-align="start"/>
      <style:text-properties style:font-name="Calibri" style:font-name-complex="Calibri" fo:color="#FF8000" fo:font-size="10pt" style:font-size-asian="10pt" style:font-size-complex="10pt"/>
    </style:style>
    <style:style style:name="P119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20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21" style:parent-style-name="Textbody" style:family="paragraph">
      <style:paragraph-properties fo:line-height="100%"/>
    </style:style>
    <style:style style:name="T122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T123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T124" style:parent-style-name="Policepardéfaut" style:family="text">
      <style:text-properties style:font-name="Calibri" style:font-name-complex="Calibri" fo:color="#ED7D31" fo:font-size="10pt" style:font-size-asian="10pt" style:font-size-complex="10pt"/>
    </style:style>
    <style:style style:name="T125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P126" style:parent-style-name="Textbody" style:family="paragraph">
      <style:paragraph-properties fo:line-height="100%"/>
    </style:style>
    <style:style style:name="T127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T128" style:parent-style-name="Policepardéfaut" style:family="text">
      <style:text-properties style:font-name="Calibri" style:font-name-complex="Calibri" fo:color="#FF8000" fo:font-size="10pt" style:font-size-asian="10pt" style:font-size-complex="10pt" fo:background-color="#F8F9FA"/>
    </style:style>
    <style:style style:name="T129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P130" style:parent-style-name="Textbody" style:family="paragraph">
      <style:paragraph-properties fo:line-height="100%"/>
    </style:style>
    <style:style style:name="T131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T132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T133" style:parent-style-name="Policepardéfaut" style:family="text">
      <style:text-properties style:font-name="Calibri" style:font-name-complex="Calibri" fo:color="#FF9900" fo:font-size="10pt" style:font-size-asian="10pt" style:font-size-complex="10pt" fo:background-color="#F8F9FA"/>
    </style:style>
    <style:style style:name="P134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35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36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37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38" style:parent-style-name="Textbody" style:family="paragraph">
      <style:paragraph-properties fo:line-height="100%"/>
    </style:style>
    <style:style style:name="T139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T140" style:parent-style-name="Policepardéfaut" style:family="text">
      <style:text-properties style:font-name="Calibri" style:font-name-complex="Calibri" fo:color="#ED7D31" fo:font-size="10pt" style:font-size-asian="10pt" style:font-size-complex="10pt"/>
    </style:style>
    <style:style style:name="T141" style:parent-style-name="Policepardéfaut" style:family="text">
      <style:text-properties style:font-name="Calibri" style:font-name-complex="Calibri" fo:color="#ED7D31" fo:font-size="10pt" style:font-size-asian="10pt" style:font-size-complex="10pt"/>
    </style:style>
    <style:style style:name="P142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43" style:parent-style-name="Textbody" style:family="paragraph">
      <style:paragraph-properties fo:line-height="100%"/>
    </style:style>
    <style:style style:name="T144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T145" style:parent-style-name="Policepardéfaut" style:family="text">
      <style:text-properties style:font-name="Calibri" style:font-name-complex="Calibri" fo:color="#FF9900" fo:font-size="10pt" style:font-size-asian="10pt" style:font-size-complex="10pt" fo:background-color="#F8F9FA"/>
    </style:style>
    <style:style style:name="P146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47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48" style:parent-style-name="Textbody" style:family="paragraph">
      <style:paragraph-properties fo:line-height="100%"/>
    </style:style>
    <style:style style:name="T149" style:parent-style-name="Policepardéfaut" style:family="text">
      <style:text-properties style:font-name="Calibri" style:font-name-complex="Calibri" fo:color="#FF8000" fo:font-size="10pt" style:font-size-asian="10pt" style:font-size-complex="10pt" fo:background-color="#FFFF00"/>
    </style:style>
    <style:style style:name="T150" style:parent-style-name="Policepardéfaut" style:family="text">
      <style:text-properties style:font-name="Calibri" style:font-name-complex="Calibri" fo:color="#FF8000" fo:font-size="10pt" style:font-size-asian="10pt" style:font-size-complex="10pt" fo:background-color="#FFFF00"/>
    </style:style>
    <style:style style:name="T151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P152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53" style:parent-style-name="Textbody" style:family="paragraph">
      <style:paragraph-properties fo:line-height="100%"/>
    </style:style>
    <style:style style:name="T154" style:parent-style-name="Policepardéfaut" style:family="text">
      <style:text-properties style:font-name="Calibri" style:font-name-complex="Calibri" fo:color="#FF8000" fo:font-size="10pt" style:font-size-asian="10pt" style:font-size-complex="10pt" fo:background-color="#FFFF00"/>
    </style:style>
    <style:style style:name="T155" style:parent-style-name="Policepardéfaut" style:family="text">
      <style:text-properties style:font-name="Calibri" style:font-name-complex="Calibri" fo:color="#FF8000" fo:font-size="10pt" style:font-size-asian="10pt" style:font-size-complex="10pt" fo:background-color="#FFFF00"/>
    </style:style>
    <style:style style:name="T156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P157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58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59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60" style:parent-style-name="Textbody" style:family="paragraph">
      <style:paragraph-properties fo:line-height="100%"/>
    </style:style>
    <style:style style:name="T161" style:parent-style-name="Policepardéfaut" style:family="text">
      <style:text-properties style:font-name="Calibri" style:font-name-complex="Calibri" fo:color="#FF8000" fo:font-size="10pt" style:font-size-asian="10pt" style:font-size-complex="10pt" fo:background-color="#FFFF00"/>
    </style:style>
    <style:style style:name="T162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P163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64" style:parent-style-name="Textbody" style:family="paragraph">
      <style:paragraph-properties fo:line-height="100%"/>
    </style:style>
    <style:style style:name="T165" style:parent-style-name="Policepardéfaut" style:family="text">
      <style:text-properties style:font-name="Calibri" style:font-name-complex="Calibri" fo:color="#FF8000" fo:font-size="10pt" style:font-size-asian="10pt" style:font-size-complex="10pt" fo:background-color="#FFFF00"/>
    </style:style>
    <style:style style:name="T166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P167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68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69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70" style:parent-style-name="Textbody" style:family="paragraph">
      <style:paragraph-properties fo:line-height="100%"/>
    </style:style>
    <style:style style:name="T171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P172" style:parent-style-name="Textbody" style:family="paragraph">
      <style:paragraph-properties fo:line-height="100%"/>
    </style:style>
    <style:style style:name="T173" style:parent-style-name="Policepardéfaut" style:family="text">
      <style:text-properties style:font-name="Calibri" style:font-name-complex="Calibri" fo:color="#FF8000" fo:font-size="10pt" style:font-size-asian="10pt" style:font-size-complex="10pt" fo:background-color="#FFFF00"/>
    </style:style>
    <style:style style:name="T174" style:parent-style-name="Policepardéfaut" style:family="text">
      <style:text-properties style:font-name="Calibri" style:font-name-complex="Calibri" fo:color="#FF8000" fo:font-size="10pt" style:font-size-asian="10pt" style:font-size-complex="10pt"/>
    </style:style>
    <style:style style:name="P175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76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77" style:parent-style-name="Textbody" style:family="paragraph">
      <style:paragraph-properties fo:line-height="100%"/>
      <style:text-properties style:font-name="Calibri" style:font-name-complex="Calibri" fo:color="#FF8000" fo:font-size="10pt" style:font-size-asian="10pt" style:font-size-complex="10pt"/>
    </style:style>
    <style:style style:name="P178" style:parent-style-name="Textbody" style:family="paragraph">
      <style:paragraph-properties fo:line-height="100%"/>
    </style:style>
    <style:style style:name="T179" style:parent-style-name="Policepardéfaut" style:family="text">
      <style:text-properties style:font-name="Calibri" style:font-name-complex="Calibri" fo:color="#FF8000" fo:font-size="10pt" style:font-size-asian="10pt" style:font-size-complex="10pt"/>
    </style:style>
  </office:automatic-styles>
  <office:body>
    <office:text text:use-soft-page-breaks="true">
      <text:h text:style-name="P1" text:outline-level="2"><text:bookmark-start text:name="_Hlk136180115"/>Titre :</text:h>
      <text:p text:style-name="P2">Accéder à la page "Afficheur</text:p>
      <text:p text:style-name="P3">Général"</text:p>
      <text:p text:style-name="P4">Permettre de voir l'historique des messages</text:p>
      <text:p text:style-name="P5">Permettre l'affichage de messages pré-enregistrés</text:p>
      <text:h text:style-name="P6" text:outline-level="2">Résumé :</text:h>
      <text:p text:style-name="P7">Pour que le superviseur puisse contrôler les afficheurs généraux et afficher des messages, il doit accéder à la page “Afficheur Général”<text:s/>(depuis le Tableau de Bord).</text:p>
      <text:p text:style-name="P8">Pour que le superviseur ait la possibilité de voir l’historique des messages, il le voit à l’aide du serveur web, donc d’abord de la<text:s/>page “Afficheur<text:s/>Général” depuis le Tableau de Bord.</text:p>
      <text:p text:style-name="P9">Pour pouvoir afficher des messages pré-enregistrés ou personnalisés<text:s/>de la part du superviseur, il a besoin de la page “Afficheur général”, pour que l’acteur secondaire “automobiliste” puisse les voir.</text:p>
      <text:h text:style-name="P10" text:outline-level="2">Acteurs principaux :</text:h>
      <text:p text:style-name="P11">En acteur principal, on a le superviseur.</text:p>
      <text:p text:style-name="P12">En acteur principal, on a le superviseur.</text:p>
      <text:p text:style-name="P13">En acteur principal, on a le superviseur.</text:p>
      <text:h text:style-name="P14" text:outline-level="2"><text:bookmark-start text:name="docs-internal-guid-eb18d2b8-7fff-252a-21"/><text:bookmark-end text:name="docs-internal-guid-eb18d2b8-7fff-252a-21"/>Acteurs secondaires : </text:h>
      <text:p text:style-name="P15">On n’a pas<text:s/>d’acteur secondaire pour ce cas d’utilisation.</text:p>
      <text:p text:style-name="P16">On n’a pas<text:s/>d’acteur secondaire pour ce cas d’utilisation.</text:p>
      <text:p text:style-name="P17"><text:bookmark-start text:name="docs-internal-guid-32786fe1-7fff-600f-2d"/><text:bookmark-end text:name="docs-internal-guid-32786fe1-7fff-600f-2d"/>En acteur secondaire, on a l’automobiliste.</text:p>
      <text:p text:style-name="P18"/>
      <text:p text:style-name="P19"/>
      <text:p text:style-name="P20"/>
      <text:p text:style-name="P21"/>
      <text:p text:style-name="P22"/>
      <text:h text:style-name="P23" text:outline-level="2">Date de création : 24/01/2023</text:h>
      <text:h text:style-name="P24" text:outline-level="2">Date de mise à jour : 28/05/2023</text:h>
      <text:h text:style-name="P25" text:outline-level="2">Version : 1.0 Responsable :<text:s/>M. Ghouaiel</text:h>
      <text:p text:style-name="P26"/>
      <text:h text:style-name="P27" text:outline-level="1">Description des scénarios</text:h>
      <text:p text:style-name="P28"><text:span text:style-name="T29">Description pour le cas d’utilisation : « </text:span><text:span text:style-name="T30">Accéder à la page "Afficheur</text:span></text:p>
      <text:p text:style-name="P31">Général »</text:p>
      <text:p text:style-name="P32">Préconditions</text:p>
      <text:p text:style-name="P33">Le PC doit être allumé.</text:p>
      <text:p text:style-name="P34">L’authentification doit être réussi.</text:p>
      <text:p text:style-name="P35">L’accès à la page d’accueil est un succès.</text:p>
      <text:p text:style-name="P36"><text:span text:style-name="T37">L’accès à la page<text:s/></text:span><text:span text:style-name="T38">Afficheur<text:s/></text:span><text:span text:style-name="T39">Général est un succès.</text:span></text:p>
      <text:soft-page-break/>
      <text:p text:style-name="P40"><text:line-break/>Scénario nominal</text:p>
      <text:p text:style-name="P41">1. Le Superviseur doit allumer son PC.</text:p>
      <text:p text:style-name="P42">2. Le<text:s/>Superviseur,<text:s/>ensuite, s’authentifie à<text:s/>sa session privée.</text:p>
      <text:p text:style-name="P43">3. Ouvrir un navigateur Internet</text:p>
      <text:p text:style-name="P44">4. Se connecter au site<text:s/>d’accueil (Tableau de bord).</text:p>
      <text:p text:style-name="P45">5. Atteindre la page « Afficheur Général »</text:p>
      <text:p text:style-name="P46"/>
      <text:p text:style-name="P47">Scénarios alternatifs</text:p>
      <text:p text:style-name="P48">A1<text:s/>: Le<text:s/>code pour accéder à la session n’est pas valide.</text:p>
      <text:p text:style-name="P49">Le scénario nominal reprend au point 1.</text:p>
      <text:p text:style-name="P50">A2 :<text:s/>Ne pas avoir accès au réseau</text:p>
      <text:p text:style-name="P51">6.Vérifier le câblage.</text:p>
      <text:p text:style-name="P52">7.Vérifier les adresses<text:s/>IP,<text:s/>la carte<text:s/>réseau,<text:s/>etc.…</text:p>
      <text:p text:style-name="P53">Le scénario nominal reprend au point 1.</text:p>
      <text:p text:style-name="P54">A3 : La page d’affichage général n’est pas accessible depuis le site d’accueil.</text:p>
      <text:p text:style-name="P55">Le scénario nominal reprend au point 4.</text:p>
      <text:h text:style-name="P56" text:outline-level="1">Description des scénarios</text:h>
      <text:p text:style-name="P57"><text:span text:style-name="T58">Description pour le cas d’utilisation : « </text:span><text:span text:style-name="T59">Permettre de voir l'historique des messages</text:span><text:span text:style-name="T60"> »</text:span></text:p>
      <text:p text:style-name="P61">Préconditions</text:p>
      <text:p text:style-name="P62">Le PC doit être allumé.</text:p>
      <text:p text:style-name="P63">L’authentification doit être réussi.</text:p>
      <text:p text:style-name="P64"><text:span text:style-name="T65">L’accès à la page<text:s/></text:span><text:span text:style-name="T66">(Tableau de bord)</text:span><text:span text:style-name="T67"><text:s/></text:span><text:span text:style-name="T68">est un succès.</text:span></text:p>
      <text:p text:style-name="P69"><text:span text:style-name="T70">L’accès à la page<text:s/></text:span><text:span text:style-name="T71">Afficheur<text:s/></text:span><text:span text:style-name="T72">Général est un succès.</text:span></text:p>
      <text:p text:style-name="P73">Visualiser l’historique des messages.</text:p>
      <text:p text:style-name="P74"><text:line-break/>Scénario nominal</text:p>
      <text:p text:style-name="P75">1. Le Superviseur doit allumer son PC.</text:p>
      <text:p text:style-name="P76">2. Le<text:s/>Superviseur,<text:s/>ensuite, s’authentifie à<text:s/>sa session privée.</text:p>
      <text:p text:style-name="P77">3. Ouvrir un navigateur Internet.</text:p>
      <text:p text:style-name="P78"><text:span text:style-name="T79">4. Se connecter au site<text:s/></text:span><text:span text:style-name="T80">d’accueil</text:span><text:span text:style-name="T81"><text:s/></text:span><text:span text:style-name="T82">(Tableau de bord</text:span><text:span text:style-name="T83">).</text:span></text:p>
      <text:p text:style-name="P84">5. Atteindre la page « Afficheur Général ».</text:p>
      <text:p text:style-name="P85">6.Visionner l’historique des messages.</text:p>
      <text:p text:style-name="P86"/>
      <text:p text:style-name="P87">Scénarios alternatifs</text:p>
      <text:p text:style-name="P88"><text:span text:style-name="T89">A1</text:span><text:span text:style-name="T90"><text:s/>: Le</text:span><text:span text:style-name="T91"><text:s/>code pour accéder à la session n’est pas valide.</text:span></text:p>
      <text:p text:style-name="P92">Le scénario nominal reprend au point 1.</text:p>
      <text:p text:style-name="P93"><text:span text:style-name="T94">A</text:span><text:span text:style-name="T95">2 :</text:span><text:span text:style-name="T96"><text:s/>Ne pas avoir accès au réseau</text:span></text:p>
      <text:soft-page-break/>
      <text:p text:style-name="P97">6.Vérifier le câblage.</text:p>
      <text:p text:style-name="P98">7.Vérifier les adresses<text:s/>IP,<text:s/>la carte<text:s/>réseau,<text:s/>etc…</text:p>
      <text:p text:style-name="P99">Le scénario nominal reprend au point 1.</text:p>
      <text:p text:style-name="P100"><text:span text:style-name="T101">A3 :</text:span><text:span text:style-name="T102"><text:s/>La page d’affichage général n’est pas accessible depuis le site d’accueil.</text:span></text:p>
      <text:p text:style-name="P103">Le scénario nominal reprend au point 4.</text:p>
      <text:p text:style-name="P104"><text:span text:style-name="T105">A4 :</text:span><text:span text:style-name="T106"><text:s/>Ne pas avoir l’historique des messages.</text:span></text:p>
      <text:p text:style-name="P107">7. Se renseigner sur la BDD.</text:p>
      <text:p text:style-name="P108">8. Se renseigner sur le serveur Web</text:p>
      <text:p text:style-name="P109">9. Réessayer.</text:p>
      <text:p text:style-name="P110"><text:span text:style-name="T111">Le scénario nominal reprend au point 5.</text:span></text:p>
      <text:p text:style-name="P112"/>
      <text:h text:style-name="P113" text:outline-level="1">Description des scénarios</text:h>
      <text:p text:style-name="P114"><text:span text:style-name="T115">Description pour le cas d’utilisation : « </text:span><text:span text:style-name="T116">Permettre l'affichage de messages pré-enregistrés</text:span><text:span text:style-name="T117"> »</text:span></text:p>
      <text:p text:style-name="P118">Préconditions</text:p>
      <text:p text:style-name="P119">Le PC doit être allumé.</text:p>
      <text:p text:style-name="P120">L’authentification doit être réussi.</text:p>
      <text:p text:style-name="P121"><text:span text:style-name="T122">L’accès à la page d’accueil</text:span><text:span text:style-name="T123"><text:s/></text:span><text:span text:style-name="T124">(Tableau de bord)<text:s/></text:span><text:span text:style-name="T125">est un succès.</text:span></text:p>
      <text:p text:style-name="P126"><text:span text:style-name="T127">L’accès à la page<text:s/></text:span><text:span text:style-name="T128">Afficheur<text:s/></text:span><text:span text:style-name="T129">Général est un succès.</text:span></text:p>
      <text:p text:style-name="P130"><text:span text:style-name="T131">Possibilité d’afficher des<text:s/></text:span><text:span text:style-name="T132">messages pré</text:span><text:span text:style-name="T133">-enregistrés dans les afficheurs généraux.</text:span></text:p>
      <text:p text:style-name="P134"><text:line-break/>Scénario nominal</text:p>
      <text:p text:style-name="P135">1. Le Superviseur doit allumer son PC.</text:p>
      <text:p text:style-name="P136">2. Le<text:s/>Superviseur,<text:s/>ensuite, s’authentifie à<text:s/>sa session privée.</text:p>
      <text:p text:style-name="P137">3. Ouvrir un navigateur Internet.</text:p>
      <text:p text:style-name="P138"><text:span text:style-name="T139">4. Se connecter au<text:s/></text:span><text:span text:style-name="T140">Tableau de<text:s/></text:span><text:span text:style-name="T141">bord.</text:span></text:p>
      <text:p text:style-name="P142">5. Atteindre la page « Afficheur Général ».</text:p>
      <text:p text:style-name="P143"><text:span text:style-name="T144">6.<text:s/></text:span><text:span text:style-name="T145">Permettre l'affichage de messages pré-enregistrés</text:span></text:p>
      <text:p text:style-name="P146"/>
      <text:p text:style-name="P147">Scénarios alternatifs</text:p>
      <text:p text:style-name="P148"><text:span text:style-name="T149">A1</text:span><text:span text:style-name="T150"><text:s/>: Le</text:span><text:span text:style-name="T151"><text:s/>code pour accéder à la session n’est pas valide.</text:span></text:p>
      <text:p text:style-name="P152">Le scénario nominal reprend au point 1.</text:p>
      <text:p text:style-name="P153"><text:span text:style-name="T154">A</text:span><text:span text:style-name="T155">2 :</text:span><text:span text:style-name="T156"><text:s/>Ne pas avoir accès au réseau</text:span></text:p>
      <text:p text:style-name="P157">6.Vérifier le câblage.</text:p>
      <text:p text:style-name="P158">7.Vérifier les adresses<text:s/>IP,<text:s/>la carte<text:s/>réseau,<text:s/>etc…</text:p>
      <text:p text:style-name="P159">Le scénario nominal reprend au point 1.</text:p>
      <text:p text:style-name="P160"><text:span text:style-name="T161">A3 :</text:span><text:span text:style-name="T162"><text:s/>La page d’affichage général n’est pas accessible depuis le site d’accueil.</text:span></text:p>
      <text:p text:style-name="P163">Le scénario nominal reprend au point 4.</text:p>
      <text:p text:style-name="P164"><text:span text:style-name="T165">A4 :</text:span><text:span text:style-name="T166"><text:s/>Ne pas avoir l’historique des messages.</text:span></text:p>
      <text:soft-page-break/>
      <text:p text:style-name="P167">7. Se renseigner sur la BDD.</text:p>
      <text:p text:style-name="P168">8. Se renseigner sur le serveur Web</text:p>
      <text:p text:style-name="P169">9. Réessayer.</text:p>
      <text:p text:style-name="P170"><text:span text:style-name="T171">Le scénario nominal reprend au point 5.</text:span></text:p>
      <text:p text:style-name="P172"><text:span text:style-name="T173">A5 :</text:span><text:span text:style-name="T174"><text:s text:c="2"/>Les afficheurs ne marchent pas et pas visible pour les automobilistes.</text:span></text:p>
      <text:p text:style-name="P175">7. Regarder la consommation électrique du panneau.</text:p>
      <text:p text:style-name="P176">8. L’état de la batterie</text:p>
      <text:p text:style-name="P177">9.Changer l’emplacement du panneau</text:p>
      <text:p text:style-name="P178"><text:span text:style-name="T179">Le scénario nominal reprend au point 3.</text:span><text:bookmark-end text:name="_Hlk13618011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ualid Ghouaiel</dc:creator>
    <meta:creation-date>2023-01-24T09:18:00Z</meta:creation-date>
    <dc:date>2023-05-28T13:30:00Z</dc:date>
    <meta:template xlink:href="Normal" xlink:type="simple"/>
    <meta:editing-cycles>44</meta:editing-cycles>
    <meta:editing-duration>PT7380S</meta:editing-duration>
    <meta:document-statistic meta:page-count="4" meta:paragraph-count="9" meta:word-count="719" meta:character-count="4670" meta:row-count="33" meta:non-whitespace-character-count="3960"/>
  </office:meta>
</office:document-meta>
</file>